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Standard" style:list-style-name="L3">
      <style:paragraph-properties fo:margin-top="0cm" fo:margin-bottom="0.25cm" loext:contextual-spacing="false"/>
    </style:style>
    <style:style style:name="P7" style:family="paragraph" style:parent-style-name="Text_20_body" style:list-style-name="L1">
      <style:text-properties officeooo:rsid="00166871" officeooo:paragraph-rsid="00166871"/>
    </style:style>
    <style:style style:name="P8" style:family="paragraph" style:parent-style-name="Text_20_body" style:list-style-name="L4">
      <style:text-properties officeooo:rsid="00166871" officeooo:paragraph-rsid="00166871"/>
    </style:style>
    <style:style style:name="P9" style:family="paragraph" style:parent-style-name="Text_20_body" style:list-style-name="L2">
      <style:text-properties officeooo:rsid="0005becd" officeooo:paragraph-rsid="00166871"/>
    </style:style>
    <style:style style:name="P10" style:family="paragraph" style:parent-style-name="Text_20_body" style:list-style-name="L4">
      <style:text-properties officeooo:rsid="0002262d" officeooo:paragraph-rsid="000a70e6"/>
    </style:style>
    <style:style style:name="P11" style:family="paragraph" style:parent-style-name="Text_20_body" style:list-style-name="L4">
      <style:text-properties officeooo:rsid="00184701" officeooo:paragraph-rsid="00184701"/>
    </style:style>
    <style:style style:name="P12" style:family="paragraph" style:parent-style-name="Text_20_body" style:list-style-name="L1">
      <style:text-properties officeooo:rsid="0019765e" officeooo:paragraph-rsid="0019765e"/>
    </style:style>
    <style:style style:name="P13" style:family="paragraph" style:parent-style-name="Text_20_body" style:list-style-name="L1">
      <style:text-properties officeooo:rsid="001a8a61" officeooo:paragraph-rsid="001a8a61"/>
    </style:style>
    <style:style style:name="P14" style:family="paragraph" style:parent-style-name="Text_20_body" style:list-style-name="L1">
      <style:text-properties officeooo:rsid="001c233b" officeooo:paragraph-rsid="001c233b"/>
    </style:style>
    <style:style style:name="P15" style:family="paragraph" style:parent-style-name="Text_20_body" style:list-style-name="L2">
      <style:text-properties officeooo:rsid="001c233b" officeooo:paragraph-rsid="001c233b"/>
    </style:style>
    <style:style style:name="P16" style:family="paragraph" style:parent-style-name="Text_20_body">
      <style:text-properties officeooo:rsid="001cefdc" officeooo:paragraph-rsid="001cefdc"/>
    </style:style>
    <style:style style:name="P17" style:family="paragraph" style:parent-style-name="Text_20_body" style:list-style-name="L3">
      <style:paragraph-properties fo:margin-top="0cm" fo:margin-bottom="0.25cm" loext:contextual-spacing="false"/>
      <style:text-properties officeooo:rsid="0002262d" officeooo:paragraph-rsid="0016e26d"/>
    </style:style>
    <style:style style:name="P18" style:family="paragraph" style:parent-style-name="Text_20_body" style:list-style-name="L3">
      <style:paragraph-properties fo:margin-top="0cm" fo:margin-bottom="0.25cm" loext:contextual-spacing="false"/>
      <style:text-properties officeooo:paragraph-rsid="0016e26d"/>
    </style:style>
    <style:style style:name="P19" style:family="paragraph" style:parent-style-name="Text_20_body" style:list-style-name="L3">
      <style:paragraph-properties fo:margin-top="0cm" fo:margin-bottom="0.25cm" loext:contextual-spacing="false"/>
      <style:text-properties fo:font-size="12pt" officeooo:rsid="00183903" officeooo:paragraph-rsid="00183903" style:font-size-asian="10.5pt" style:font-size-complex="12pt"/>
    </style:style>
    <style:style style:name="P20" style:family="paragraph" style:parent-style-name="Heading_20_2">
      <style:text-properties officeooo:rsid="0002262d"/>
    </style:style>
    <style:style style:name="P21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32eb0" style:font-size-asian="8pt" style:font-size-complex="8pt"/>
    </style:style>
    <style:style style:name="T3" style:family="text">
      <style:text-properties fo:font-size="8pt" officeooo:rsid="0002262d" style:font-size-asian="8pt" style:font-size-complex="8pt"/>
    </style:style>
    <style:style style:name="T4" style:family="text">
      <style:text-properties fo:font-size="8pt" officeooo:rsid="0016e26d" style:font-size-asian="8pt" style:font-size-complex="8pt"/>
    </style:style>
    <style:style style:name="T5" style:family="text">
      <style:text-properties fo:font-size="8pt" style:font-size-asian="7pt" style:font-size-complex="8pt"/>
    </style:style>
    <style:style style:name="T6" style:family="text">
      <style:text-properties officeooo:rsid="00058faf"/>
    </style:style>
    <style:style style:name="T7" style:family="text">
      <style:text-properties officeooo:rsid="0002262d"/>
    </style:style>
    <style:style style:name="T8" style:family="text">
      <style:text-properties officeooo:rsid="00032eb0"/>
    </style:style>
    <style:style style:name="T9" style:family="text">
      <style:text-properties officeooo:rsid="0011a2b4"/>
    </style:style>
    <style:style style:name="T10" style:family="text">
      <style:text-properties officeooo:rsid="00125ef2"/>
    </style:style>
    <style:style style:name="T11" style:family="text">
      <style:text-properties officeooo:rsid="00166871"/>
    </style:style>
    <style:style style:name="T12" style:family="text">
      <style:text-properties officeooo:rsid="0016e26d"/>
    </style:style>
    <style:style style:name="T13" style:family="text">
      <style:text-properties officeooo:rsid="00184701"/>
    </style:style>
    <style:style style:name="T14" style:family="text">
      <style:text-properties officeooo:rsid="001886de"/>
    </style:style>
    <style:style style:name="T15" style:family="text">
      <style:text-properties officeooo:rsid="001a8a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wicked</text:user-defined>“ [<text:user-defined style:data-style-name="N0" text:name="Modul_Area">SSA</text:user-defined> <text:user-defined style:data-style-name="N0" text:name="Modul_ID">1009</text:user-defined>]</text:h>
      <text:h text:style-name="Heading_20_2" text:outline-level="2">Modul Kurzbeschreibung</text:h>
      <text:p text:style-name="P16">Dieses Modul erklärt, warum wicked eingeführt wurde und was die Vorteile gegenüber den Legacy-Tools wie ifup, ifdown, etc. sind. Die neue Lösung wird auch mit NetworkManager verglichen und erklärt, welches Tool wo seine Stärken hat.</text:p>
      <text:p text:style-name="P16">In Praxis-Beispielen wird aufgezeigt, wie man Netzwerk-Interfaces mit wicked verwaltet und wie die Konfiguration unter der Haube passiert.</text:p>
      <text:h text:style-name="Heading_20_2" text:outline-level="2">Dauer</text:h>
      <text:p text:style-name="P2"><text:span text:style-name="T14">2</text:span>h</text:p>
      <text:h text:style-name="Heading_20_2" text:outline-level="2">Ziele</text:h>
      <text:p text:style-name="Heading_20_3">Wissen</text:p>
      <text:list xml:id="list4704582106576541105" text:style-name="L1">
        <text:list-item>
          <text:p text:style-name="P12">Gründe für die Einführung von wicked</text:p>
        </text:list-item>
        <text:list-item>
          <text:p text:style-name="P12">Unterschiede wicked vs. NetworkManager</text:p>
        </text:list-item>
        <text:list-item>
          <text:p text:style-name="P12">Netzwerk <text:span text:style-name="T15">M</text:span>anagement mit wicked</text:p>
        </text:list-item>
      </text:list>
      <text:p text:style-name="Heading_20_3">Können</text:p>
      <text:list xml:id="list143922254923537" text:continue-numbering="true" text:style-name="L1">
        <text:list-item>
          <text:p text:style-name="P7">Die wichtigsten <text:span text:style-name="T15">wicked </text:span>Commands kennen</text:p>
        </text:list-item>
        <text:list-item>
          <text:p text:style-name="P13">Konfiguration von wicked/wickedd/nanny anpassen</text:p>
        </text:list-item>
        <text:list-item>
          <text:p text:style-name="P13">Legacy Files (/etc/sysconfig/network/ifcfg-*) in das XML-Format von wicked konvertieren</text:p>
        </text:list-item>
      </text:list>
      <text:p text:style-name="Heading_20_3">Verhalten</text:p>
      <text:list xml:id="list143922357672820" text:continue-numbering="true" text:style-name="L1">
        <text:list-item>
          <text:p text:style-name="P14">Manipulationen an Netzwerk-Interfaces zukünftig mit wicked durchführen</text:p>
        </text:list-item>
      </text:list>
      <text:h text:style-name="Heading_20_2" text:outline-level="2">Voraussetzungen</text:h>
      <text:list xml:id="list6768626725286614008" text:style-name="L2">
        <text:list-item>
          <text:p text:style-name="P9">Bash Bedienung</text:p>
        </text:list-item>
        <text:list-item>
          <text:p text:style-name="P15">Verständnis zur generellen Netzwerk-Konfiguration unter Linux</text:p>
        </text:list-item>
      </text:list>
      <text:h text:style-name="P21" text:outline-level="2">Benutzte Dokumentation</text:h>
      <text:p text:style-name="Heading_20_3">Externe Referenzen</text:p>
      <text:list xml:id="list7929861510064909185" text:style-name="L3">
        <text:list-item>
          <text:p text:style-name="P17">Handbuch „Administration Guide - SUSE Linux Enterprise Server 12 SP1“<text:line-break/><text:span text:style-name="T8">DE: Veröffentlicht: Dezember 16, 2015 – Kapitel 10<text:line-break/></text:span><text:a xlink:type="simple" xlink:href="https://www2.suse.com/de-de/documentation/sles-12/pdfdoc/book_sle_admin/book_sle_admin.pdf" text:style-name="Internet_20_link" text:visited-style-name="Visited_20_Internet_20_Link"><text:span text:style-name="T2">https://www2.suse.com/de-de/documentation/sles-12/pdfdoc/book_sle_admin/book_sle_admin.pdf</text:span></text:a></text:p>
        </text:list-item>
        <text:list-item>
          <text:p text:style-name="P6"><text:span text:style-name="T7">Handbuch „Administration Guide - SUSE Linux Enterprise Server 12 SP1“<text:line-break/>EN: Publication date: February 18, 2016 – Kapitel 9<text:line-break/></text:span><text:a xlink:type="simple" xlink:href="https://www.suse.com/documentation/sles-12/pdfdoc/book_sle_admin/book_sle_admin.pdf" text:style-name="Internet_20_link" text:visited-style-name="Visited_20_Internet_20_Link"><text:span text:style-name="T3">https://www.suse.com/documentation/sles-12/pdfdoc/book_sle_admin/book_sle_admin.pdf</text:span></text:a></text:p>
        </text:list-item>
        <text:list-item>
          <text:p text:style-name="P18"><text:span text:style-name="T12">Networking with Wicked in SUSE ® Linux Enterprise 12<text:line-break/></text:span><text:a xlink:type="simple" xlink:href="https://www.suse.com/documentation/sles-12/pdfdoc/networking_with_wicked_in_suse_linux_enterprise_12_guide/networking_with_wicked_in_suse_linux_enterprise_12_guide.pdf" text:style-name="Internet_20_link" text:visited-style-name="Visited_20_Internet_20_Link"><text:span text:style-name="T4">https://www.suse.com/documentation/[....]/networking_with_wicked_in_suse_linux_enterprise_12_guide.pdf</text:span></text:a></text:p>
        </text:list-item>
        <text:list-item>
          <text:p text:style-name="P19">Wicked – A Network Manager<text:line-break/><text:a xlink:type="simple" xlink:href="https://www.susecon.com/doc/2014/sessions/TUT7562.pdf" text:style-name="Internet_20_link" text:visited-style-name="Visited_20_Internet_20_Link"><text:span text:style-name="T5">https://www.susecon.com/doc/2014/sessions/TUT7562.pdf</text:span></text:a></text:p>
        </text:list-item>
        <text:list-item>
          <text:p text:style-name="P19">OpenSUSE Wicked Portal<text:line-break/><text:a xlink:type="simple" xlink:href="https://en.opensuse.org/Portal:Wicked" text:style-name="Internet_20_link" text:visited-style-name="Visited_20_Internet_20_Link"><text:span text:style-name="T1">https://en.opensuse.org/Portal:Wicked</text:span></text:a></text:p>
        </text:list-item>
      </text:list>
      <text:p text:style-name="P1">Man Pages:</text:p>
      <text:list xml:id="list8105180416193483336" text:style-name="L4">
        <text:list-item>
          <text:p text:style-name="P10">man <text:span text:style-name="T11">8 wicked</text:span></text:p>
        </text:list-item>
        <text:list-item>
          <text:p text:style-name="P8">man 8 <text:span text:style-name="T13">wickedd</text:span></text:p>
        </text:list-item>
        <text:list-item>
          <text:p text:style-name="P11">man 5 wicked-configs</text:p>
        </text:list-item>
      </text:list>
      <text:h text:style-name="P20" text:outline-level="2">Präsentation</text:h>
      <text:p text:style-name="P3">modul_<text:user-defined style:data-style-name="N0" text:name="Modul_Name">wicked</text:user-defined>_<text:user-defined style:data-style-name="N0" text:name="Modul_ID">1009</text:user-defined>_<text:span text:style-name="T10">01_slides</text:span>.odp</text:p>
      <text:h text:style-name="Heading_20_2" text:outline-level="2">Demo</text:h>
      <text:p text:style-name="P4">modul_<text:user-defined style:data-style-name="N0" text:name="Modul_Name">wicked</text:user-defined>_<text:user-defined style:data-style-name="N0" text:name="Modul_ID">1009</text:user-defined>_<text:span text:style-name="T10">02_</text:span>demo.odp</text:p>
      <text:h text:style-name="Heading_20_2" text:outline-level="2">Übung / <text:span text:style-name="T6">Hands-on</text:span></text:h>
      <text:p text:style-name="P4">modul_<text:user-defined style:data-style-name="N0" text:name="Modul_Name">wicked</text:user-defined>_<text:user-defined style:data-style-name="N0" text:name="Modul_ID">1009</text:user-defined>_<text:span text:style-name="T10">03_</text:span>handson.odp</text:p>
      <text:h text:style-name="Heading_20_2" text:outline-level="2">Erfolgskontrolle</text:h>
      <text:p text:style-name="P5"><text:span text:style-name="T9">modul_</text:span><text:span text:style-name="T9"><text:user-defined style:data-style-name="N0" text:name="Modul_Name">wicked</text:user-defined></text:span><text:span text:style-name="T9">_</text:span><text:span text:style-name="T9"><text:user-defined style:data-style-name="N0" text:name="Modul_ID">1009</text:user-defined></text:span><text:span text:style-name="T9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4T14:39:21.227205093</dc:date>
    <dc:creator>Nicolas Christener</dc:creator>
    <meta:editing-duration>P1DT6H34M57S</meta:editing-duration>
    <meta:editing-cycles>31</meta:editing-cycles>
    <meta:generator>LibreOffice/5.2.0.4$Linux_X86_64 LibreOffice_project/20m0$Build-4</meta:generator>
    <meta:document-statistic meta:table-count="0" meta:image-count="0" meta:object-count="0" meta:page-count="2" meta:paragraph-count="39" meta:word-count="211" meta:character-count="1880" meta:non-whitespace-character-count="1722"/>
    <meta:user-defined meta:name="Modul_Area">SSA</meta:user-defined>
    <meta:user-defined meta:name="Modul_ID">1009</meta:user-defined>
    <meta:user-defined meta:name="Modul_Name">wicked</meta:user-defined>
  </office:meta>
</office:document-meta>
</file>